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ize="12pt" style:font-size-asian="10.5pt" style:font-size-complex="12pt"/>
    </style:style>
    <style:style style:name="P5" style:family="paragraph" style:parent-style-name="Text_20_body">
      <style:text-properties style:font-name="Courier New"/>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fo:font-style="normal" style:font-style-asian="normal" style:font-style-complex="normal"/>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Heading_20_1">
      <style:text-properties fo:font-style="normal" fo:font-weight="bold" style:font-style-asian="normal" style:font-weight-asian="bold" style:font-style-complex="normal" style:font-weight-complex="bold"/>
    </style:style>
    <style:style style:name="P21" style:family="paragraph" style:parent-style-name="Heading_20_1" style:master-page-name="First_20_Page">
      <style:paragraph-properties style:page-number="auto" fo:break-before="page"/>
      <style:text-properties fo:font-style="normal" style:font-style-asian="normal" style:font-style-complex="normal"/>
    </style:style>
    <style:style style:name="P22"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3" style:family="paragraph" style:parent-style-name="Heading_20_1">
      <style:paragraph-properties fo:break-before="page"/>
    </style:style>
    <style:style style:name="P24" style:family="paragraph" style:parent-style-name="Heading_20_2">
      <style:text-properties fo:font-style="normal" style:font-style-asian="normal" style:font-style-complex="normal"/>
    </style:style>
    <style:style style:name="P25"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0"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4" text:outline-level="2">Target platforms</text:h>
      <text:p text:style-name="P1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1" text:outline-level="1">Incomplete parts of the document</text:h>
      <text:list xml:id="list36430672" text:style-name="L1">
        <text:list-item>
          <text:p text:style-name="P15">All up to date! Probably</text:p>
        </text:list-item>
      </text:list>
      <text:p text:style-name="P11"/>
      <text:p text:style-name="P9"/>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Purpose of this project/short project description<text:tab/>i</text:p>
          <text:p text:style-name="P12">Incomplete parts of the document<text:tab/>ii</text:p>
          <text:p text:style-name="P12">Features<text:tab/>1</text:p>
          <text:p text:style-name="P12">Technologies used in the project<text:tab/>3</text:p>
          <text:p text:style-name="P12">Server admin<text:tab/>4</text:p>
          <text:p text:style-name="P12">Database tables<text:tab/>5</text:p>
          <text:p text:style-name="P12">Data sources API modules<text:tab/>8</text:p>
          <text:p text:style-name="P12">Media fallback framework<text:tab/>10</text:p>
          <text:p text:style-name="P12">Video &amp; visualization support<text:tab/>11</text:p>
          <text:p text:style-name="P12">Media scanner<text:tab/>12</text:p>
          <text:p text:style-name="P12">Media transcoder<text:tab/>13</text:p>
          <text:p text:style-name="P12">Look Ma, no internet<text:tab/>14</text:p>
          <text:p text:style-name="P12">URL format<text:tab/>15</text:p>
          <text:p text:style-name="P12">Searching<text:tab/>16</text:p>
          <text:p text:style-name="P12">Advanced audio processing<text:tab/>17</text:p>
          <text:p text:style-name="P12">Media uploading<text:tab/>17</text:p>
        </text:index-body>
      </text:table-of-content>
      <text:p text:style-name="P3"/>
      <text:h text:style-name="P22" text:outline-level="1">Features</text:h>
      <text:list xml:id="list36431140"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text:p>
        </text:list-item>
      </text:list>
      <text:h text:style-name="P23" text:outline-level="1">Technologies used in the project</text:h>
      <text:list xml:id="list36451140" text:style-name="L3">
        <text:list-item>
          <text:p text:style-name="P17">Written in Python &amp; Javascript</text:p>
        </text:list-item>
        <text:list-item>
          <text:p text:style-name="P17"><text:a xlink:type="simple" xlink:href="https://www.djangoproject.com/">Django</text:a> used as the backend</text:p>
        </text:list-item>
        <text:list-item>
          <text:p text:style-name="P17">UI presented in HTML5</text:p>
        </text:list-item>
        <text:list-item>
          <text:p text:style-name="P17">Will choose third-party frontend for image gallery</text:p>
        </text:list-item>
        <text:list-item>
          <text:p text:style-name="P17"><text:a xlink:type="simple" xlink:href="http://gstreamer.freedesktop.org/">GStreamer</text:a> for media transcoding</text:p>
        </text:list-item>
        <text:list-item>
          <text:p text:style-name="P17"><text:a xlink:type="simple" xlink:href="http://flowplayer.org/"><text:span text:style-name="T3">FlowPlayer</text:span></text:a> for Flash video player fallback</text:p>
        </text:list-item>
        <text:list-item>
          <text:p text:style-name="P17">Social networking APIs</text:p>
        </text:list-item>
      </text:list>
      <text:h text:style-name="Heading_20_2" text:outline-level="2">HTML5 features used</text:h>
      <text:list xml:id="list36437824" text:style-name="L4">
        <text:list-item>
          <text:p text:style-name="P18">&lt;audio&gt;/&lt;video&gt; tags</text:p>
        </text:list-item>
        <text:list-item>
          <text:p text:style-name="P18">SVG integration – media player pane</text:p>
        </text:list-item>
        <text:list-item>
          <text:p text:style-name="P18">Web workers – multithreading &amp; concurrency</text:p>
        </text:list-item>
        <text:list-item>
          <text:p text:style-name="P18">Form enhancements – search box</text:p>
        </text:list-item>
        <text:list-item>
          <text:p text:style-name="P18">File API – local play/media uploading</text:p>
        </text:list-item>
        <text:list-item>
          <text:p text:style-name="P18">History API – URL handling for media (maybe)</text:p>
        </text:list-item>
        <text:list-item>
          <text:p text:style-name="P18">Notifications – “Now playing” notices</text:p>
        </text:list-item>
        <text:list-item>
          <text:p text:style-name="P18">Drag and drop</text:p>
        </text:list-item>
        <text:list-item>
          <text:p text:style-name="P18">Canvas/WebGL – visualizations</text:p>
        </text:list-item>
        <text:list-item>
          <text:p text:style-name="P18">Microdata – Media tagging, metadata, etc.</text:p>
        </text:list-item>
        <text:list-item>
          <text:p text:style-name="P18">Local storage – session/user information (no cookies)</text:p>
        </text:list-item>
        <text:list-item>
          <text:p text:style-name="P18">CSS3 flexible box model – page layout</text:p>
        </text:list-item>
        <text:list-item>
          <text:p text:style-name="P18">Web Audio API – advance audio manipulation</text:p>
        </text:list-item>
        <text:list-item>
          <text:p text:style-name="P18">HTML5 imagery for no real reason other than it looks cool</text:p>
        </text:list-item>
        <text:list-item>
          <text:p text:style-name="P18"><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3"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3"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7">Field</text:p>
          </table:table-cell>
          <table:table-cell table:style-name="Table17.B1" office:value-type="string">
            <text:p text:style-name="P7">Type</text:p>
          </table:table-cell>
          <table:table-cell table:style-name="Table17.C1" office:value-type="string">
            <text:p text:style-name="P7">Description</text:p>
          </table:table-cell>
        </table:table-row>
        <table:table-row>
          <table:table-cell table:style-name="Table17.A2" office:value-type="string">
            <text:p text:style-name="P8">media_id</text:p>
          </table:table-cell>
          <table:table-cell table:style-name="Table17.B3" office:value-type="string">
            <text:p text:style-name="P8">pk</text:p>
          </table:table-cell>
          <table:table-cell table:style-name="Table17.C3" office:value-type="string">
            <text:p text:style-name="P8">Media ID (Primary key)</text:p>
          </table:table-cell>
        </table:table-row>
        <table:table-row>
          <table:table-cell table:style-name="Table17.A2" office:value-type="string">
            <text:p text:style-name="P8">type</text:p>
          </table:table-cell>
          <table:table-cell table:style-name="Table17.B3" office:value-type="string">
            <text:p text:style-name="P8">enum</text:p>
          </table:table-cell>
          <table:table-cell table:style-name="Table17.C3" office:value-type="string">
            <text:p text:style-name="P8">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6">Field</text:p>
          </table:table-cell>
          <table:table-cell table:style-name="Table11.B1" office:value-type="string">
            <text:p text:style-name="P6">Type</text:p>
          </table:table-cell>
          <table:table-cell table:style-name="Table11.C1" office:value-type="string">
            <text:p text:style-name="P6">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8">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6">Field</text:p>
          </table:table-cell>
          <table:table-cell table:style-name="Table10.B1" office:value-type="string">
            <text:p text:style-name="P6">Type</text:p>
          </table:table-cell>
          <table:table-cell table:style-name="Table10.C1" office:value-type="string">
            <text:p text:style-name="P6">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6">Field</text:p>
          </table:table-cell>
          <table:table-cell table:style-name="Table7.B1" office:value-type="string">
            <text:p text:style-name="P6">Type</text:p>
          </table:table-cell>
          <table:table-cell table:style-name="Table7.C1" office:value-type="string">
            <text:p text:style-name="P6">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6">Field</text:p>
          </table:table-cell>
          <table:table-cell table:style-name="Table1.B1" office:value-type="string">
            <text:p text:style-name="P6">Type</text:p>
          </table:table-cell>
          <table:table-cell table:style-name="Table1.C1" office:value-type="string">
            <text:p text:style-name="P6">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6">Field</text:p>
          </table:table-cell>
          <table:table-cell table:style-name="Table2.B1" office:value-type="string">
            <text:p text:style-name="P6">Type</text:p>
          </table:table-cell>
          <table:table-cell table:style-name="Table2.C1" office:value-type="string">
            <text:p text:style-name="P6">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6">Field</text:p>
          </table:table-cell>
          <table:table-cell table:style-name="Table16.B1" office:value-type="string">
            <text:p text:style-name="P6">Type</text:p>
          </table:table-cell>
          <table:table-cell table:style-name="Table16.C1" office:value-type="string">
            <text:p text:style-name="P6">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6">Field</text:p>
          </table:table-cell>
          <table:table-cell table:style-name="Table19.B1" office:value-type="string">
            <text:p text:style-name="P6">Type</text:p>
          </table:table-cell>
          <table:table-cell table:style-name="Table19.C1" office:value-type="string">
            <text:p text:style-name="P6">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6">Field</text:p>
          </table:table-cell>
          <table:table-cell table:style-name="Table3.B1" office:value-type="string">
            <text:p text:style-name="P6">Type</text:p>
          </table:table-cell>
          <table:table-cell table:style-name="Table3.C1" office:value-type="string">
            <text:p text:style-name="P6">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6">Field</text:p>
          </table:table-cell>
          <table:table-cell table:style-name="Table12.B1" office:value-type="string">
            <text:p text:style-name="P6">Type</text:p>
          </table:table-cell>
          <table:table-cell table:style-name="Table12.C1" office:value-type="string">
            <text:p text:style-name="P6">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6">Field</text:p>
          </table:table-cell>
          <table:table-cell table:style-name="Table18.B1" office:value-type="string">
            <text:p text:style-name="P6">Type</text:p>
          </table:table-cell>
          <table:table-cell table:style-name="Table18.C1" office:value-type="string">
            <text:p text:style-name="P6">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5" text:outline-level="2"/>
      <text:h text:style-name="P23"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get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0"/>
      <text:h text:style-name="P23"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3"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3"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6447849" text:style-name="L5">
        <text:list-item>
          <text:p text:style-name="P19">Scan a directory and extract media metadata</text:p>
        </text:list-item>
        <text:list-item>
          <text:p text:style-name="P19">Build the database with the metadata</text:p>
        </text:list-item>
        <text:list-item>
          <text:p text:style-name="P19">Upload media to another server</text:p>
        </text:list-item>
        <text:list-item>
          <text:p text:style-name="P19">Build placeholder/metadata files for uploaded media</text:p>
        </text:list-item>
        <text:list-item>
          <text:p text:style-name="P19">Optionally write out metadata files for all media to make future scanning faster</text:p>
        </text:list-item>
        <text:list-item>
          <text:p text:style-name="P19">Encode media to other formats</text:p>
        </text:list-item>
        <text:list-item>
          <text:p text:style-name="P19">Block some media from DB (e.g. use FLACs as source but serve only MP3/Ogg files)</text:p>
        </text:list-item>
      </text:list>
      <text:h text:style-name="Heading_20_2" text:outline-level="2">Metadata file format</text:h>
      <text:p text:style-name="P10">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P23"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0"/>
      <text:h text:style-name="P23"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3"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3"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4">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5">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3"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09-19T16:32:03.56</dc:date>
    <meta:editing-duration>P13DT12H19M44S</meta:editing-duration>
    <meta:editing-cycles>196</meta:editing-cycles>
    <meta:generator>LibreOffice/3.4$Win32 LibreOffice_project/340m1$Build-103</meta:generator>
    <meta:document-statistic meta:table-count="19" meta:image-count="1" meta:object-count="0" meta:page-count="21" meta:paragraph-count="1" meta:word-count="3905" meta:character-count="22718" meta:non-whitespace-character-count="19294"/>
  </office:meta>
</office:document-meta>
</file>